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829cm"/>
    </style:style>
    <style:style style:name="Tableau1.B" style:family="table-column">
      <style:table-column-properties style:column-width="2.669cm"/>
    </style:style>
    <style:style style:name="Tableau1.C" style:family="table-column">
      <style:table-column-properties style:column-width="2.593cm"/>
    </style:style>
    <style:style style:name="Tableau1.D" style:family="table-column">
      <style:table-column-properties style:column-width="2.302cm"/>
    </style:style>
    <style:style style:name="Tableau1.E" style:family="table-column">
      <style:table-column-properties style:column-width="2.196cm"/>
    </style:style>
    <style:style style:name="Tableau1.F" style:family="table-column">
      <style:table-column-properties style:column-width="5.424cm"/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000000" fo:padding="0.097cm" fo:border="0.05pt solid #000000">
        <style:background-image/>
      </style:table-cell-properties>
    </style:style>
    <style:style style:name="Tableau1.2" style:family="table-row">
      <style:table-row-properties style:min-row-height="2.182cm"/>
    </style:style>
    <style:style style:name="Tableau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0000" style:font-name="Source Sans Pro Light" fo:font-size="20pt" officeooo:rsid="001fe577" officeooo:paragraph-rsid="001fe577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fe577" officeooo:paragraph-rsid="001fe577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Source Sans Pro Light" fo:font-size="12pt" officeooo:rsid="001fe577" officeooo:paragraph-rsid="001fe577" style:font-size-asian="10.5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Source Sans Pro Light" fo:font-size="12pt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Source Sans Pro Light" fo:font-size="12pt" officeooo:rsid="001fe577" officeooo:paragraph-rsid="001fe577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Source Sans Pro Light" fo:font-size="12pt" officeooo:rsid="001fe577" officeooo:paragraph-rsid="001fe577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Source Sans Pro Light" fo:font-size="12pt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color="#ffffff" style:font-name="Source Sans Pro Light" fo:font-size="12pt" officeooo:rsid="001fe577" officeooo:paragraph-rsid="001fe577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ffffff" style:font-name="Source Sans Pro Light" fo:font-size="12pt" officeooo:rsid="001fe577" officeooo:paragraph-rsid="001fe577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color="#ffffff" style:font-name="Source Sans Pro Light" fo:font-size="12pt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Source Sans Pro Light" fo:font-size="12pt" officeooo:rsid="0022c680" officeooo:paragraph-rsid="0022c680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Source Sans Pro Light" fo:font-size="12pt" officeooo:rsid="0022c680" officeooo:paragraph-rsid="0022c68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Source Sans Pro Light" fo:font-size="12pt" officeooo:rsid="0022c680" officeooo:paragraph-rsid="0022c68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net de bord : Uml2Java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Alan</text:p>
          </table:table-cell>
          <table:table-cell table:style-name="Tableau1.A1" office:value-type="string">
            <text:p text:style-name="P8">Ambre</text:p>
          </table:table-cell>
          <table:table-cell table:style-name="Tableau1.A1" office:value-type="string">
            <text:p text:style-name="P8">Julian</text:p>
          </table:table-cell>
          <table:table-cell table:style-name="Tableau1.A1" office:value-type="string">
            <text:p text:style-name="P8">Antoine</text:p>
          </table:table-cell>
          <table:table-cell table:style-name="Tableau1.F1" office:value-type="string">
            <text:p text:style-name="P8">Bilan</text:p>
          </table:table-cell>
        </table:table-row>
        <table:table-row table:style-name="Tableau1.2">
          <table:table-cell table:style-name="Tableau1.A2" office:value-type="string">
            <text:p text:style-name="P5">23/04/19</text:p>
          </table:table-cell>
          <table:table-cell table:style-name="Tableau1.B2" table:number-columns-spanned="4" office:value-type="string">
            <text:p text:style-name="P6">OpenClassroom sur l’interface graphique</text:p>
          </table:table-cell>
          <table:covered-table-cell/>
          <table:covered-table-cell/>
          <table:covered-table-cell/>
          <table:table-cell table:style-name="Tableau1.F2" office:value-type="string">
            <text:p text:style-name="P9">Reflexion sur les outils utilisé et la viabilité des prévisions (Gantt, Pert)</text:p>
          </table:table-cell>
        </table:table-row>
        <table:table-row>
          <table:table-cell table:style-name="Tableau1.A2" office:value-type="string">
            <text:p text:style-name="P11">03/05/19</text:p>
          </table:table-cell>
          <table:table-cell table:style-name="Tableau1.B3" office:value-type="string">
            <text:p text:style-name="P12">Diagramme UML du projet</text:p>
          </table:table-cell>
          <table:table-cell table:style-name="Tableau1.C11" office:value-type="string">
            <text:p text:style-name="P12">Cour sur les interfaces graphiques</text:p>
          </table:table-cell>
          <table:table-cell table:style-name="Tableau1.D3" office:value-type="string">
            <text:p text:style-name="P12">Interface principale</text:p>
          </table:table-cell>
          <table:table-cell table:style-name="Tableau1.E3" office:value-type="string">
            <text:p text:style-name="P12">Recherche sur la traduction Uml2Java</text:p>
          </table:table-cell>
          <table:table-cell table:style-name="Tableau1.F2" office:value-type="string">
            <text:p text:style-name="P13">Début de l’interface graphique et de la programmation.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4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4" office:value-type="string">
            <text:p text:style-name="P7"/>
          </table:table-cell>
          <table:table-cell table:style-name="Tableau1.E4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5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5" office:value-type="string">
            <text:p text:style-name="P7"/>
          </table:table-cell>
          <table:table-cell table:style-name="Tableau1.E5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6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7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7" office:value-type="string">
            <text:p text:style-name="P7"/>
          </table:table-cell>
          <table:table-cell table:style-name="Tableau1.E7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8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8" office:value-type="string">
            <text:p text:style-name="P7"/>
          </table:table-cell>
          <table:table-cell table:style-name="Tableau1.E8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9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9" office:value-type="string">
            <text:p text:style-name="P7"/>
          </table:table-cell>
          <table:table-cell table:style-name="Tableau1.E9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0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10" office:value-type="string">
            <text:p text:style-name="P7"/>
          </table:table-cell>
          <table:table-cell table:style-name="Tableau1.E10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1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11" office:value-type="string">
            <text:p text:style-name="P7"/>
          </table:table-cell>
          <table:table-cell table:style-name="Tableau1.E11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2" office:value-type="string">
            <text:p text:style-name="P7"/>
          </table:table-cell>
          <table:table-cell table:style-name="Tableau1.C12" office:value-type="string">
            <text:p text:style-name="P7"/>
          </table:table-cell>
          <table:table-cell table:style-name="Tableau1.D12" office:value-type="string">
            <text:p text:style-name="P7"/>
          </table:table-cell>
          <table:table-cell table:style-name="Tableau1.E12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2:00:43.730000000</meta:creation-date>
    <dc:date>2019-05-03T09:59:52.327000000</dc:date>
    <meta:editing-duration>PT13M47S</meta:editing-duration>
    <meta:editing-cycles>3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16" meta:word-count="53" meta:character-count="355" meta:non-whitespace-character-count="318"/>
  </office:meta>
</office:document-meta>
</file>